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  <style:text-properties fo:font-family="'Microsoft YaHei'" style:font-pitch="variable" fo:font-size="26pt" style:font-family-asian="'Microsoft YaHei'" style:font-pitch-asian="variable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family="'Microsoft YaHei'" style:font-pitch="variable" fo:font-size="26pt" style:font-family-asian="'Microsoft YaHei'" style:font-pitch-asian="variable" style:font-size-asian="26pt" style:font-size-complex="2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1.905cm" svg:x="3.54cm" svg:y="2.905cm">
          <text:p text:style-name="P1"><text:span text:style-name="T1">论文题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1.27cm" svg:x="3.54cm" svg:y="6.08cm">
          <text:p text:style-name="P1"><text:span text:style-name="T2">摘要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1.27cm" svg:x="3.54cm" svg:y="8.62cm">
          <text:p text:style-name="P1"><text:span text:style-name="T2">关键词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2.54cm" svg:x="3.54cm" svg:y="11.16cm">
          <text:p text:style-name="P1"><text:span text:style-name="T2">段落一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1.905cm" svg:x="3.54cm" svg:y="18.145cm">
          <text:p text:style-name="P1"><text:span text:style-name="T2">段落 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1.905cm" svg:x="3.54cm" svg:y="21.955cm">
          <text:p text:style-name="P1"><text:span text:style-name="T2">参考文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2.54cm" svg:x="3.54cm" svg:y="14.335cm">
          <text:p text:style-name="P3"><text:span text:style-name="T2">段落二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Microsoft YaHe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Microsoft YaHe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hellojinjie </meta:initial-creator>
    <meta:creation-date>2010-06-01T21:46:51</meta:creation-date>
    <dc:date>2010-06-01T21:54:22</dc:date>
    <dc:creator>hellojinjie </dc:creator>
    <meta:editing-duration>PT00H07M34S</meta:editing-duration>
    <meta:editing-cycles>1</meta:editing-cycles>
    <meta:document-statistic meta:object-count="7"/>
    <meta:generator>OpenOffice.org/3.1$Linux OpenOffice.org_project/310m19$Build-9420</meta:generator>
  </office:meta>
</office:document-meta>
</file>